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f9f9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f9f9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f9f9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Contato</text:p>
          </table:table-cell>
          <table:table-cell table:style-name="ce3" office:value-type="string" calcext:value-type="string">
            <text:p>Empresa</text:p>
          </table:table-cell>
          <table:table-cell table:style-name="ce5" office:value-type="string" calcext:value-type="string">
            <text:p>Rel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elo Bezerra</text:p>
          </table:table-cell>
          <table:table-cell office:value-type="string" calcext:value-type="string">
            <text:p><text:a xlink:href="mailto:mjbezer@hotmail.com" xlink:type="simple">mjbezer@hotmail.com</text:a></text:p>
          </table:table-cell>
          <table:table-cell office:value-type="string" calcext:value-type="string">
            <text:p>98216-1160</text:p>
          </table:table-cell>
          <table:table-cell office:value-type="string" calcext:value-type="string">
            <text:p>CriareNet Telecomunicacoes</text:p>
          </table:table-cell>
          <table:table-cell office:value-type="string" calcext:value-type="string">
            <text:p>Muito bo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ipe Urtremari</text:p>
          </table:table-cell>
          <table:table-cell office:value-type="string" calcext:value-type="string">
            <text:p><text:a xlink:href="mailto:filipe.urtremari@hotmail.com" xlink:type="simple">filipe.urtremari@hotmail.com</text:a></text:p>
          </table:table-cell>
          <table:table-cell office:value-type="float" office:value="982967097" calcext:value-type="float">
            <text:p>982967097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ben J. Estevan</text:p>
          </table:table-cell>
          <table:table-cell office:value-type="string" calcext:value-type="string">
            <text:p><text:a xlink:href="mailto:ruben.j.estevam@gmail.com" xlink:type="simple">ruben.j.estevam@gmail.com</text:a></text:p>
          </table:table-cell>
          <table:table-cell office:value-type="float" office:value="973006673" calcext:value-type="float">
            <text:p>973006673</text:p>
          </table:table-cell>
          <table:table-cell office:value-type="string" calcext:value-type="string">
            <text:p>FP&amp;A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udio Ferreira</text:p>
          </table:table-cell>
          <table:table-cell office:value-type="string" calcext:value-type="string">
            <text:p><text:a xlink:href="mailto:ferreiracb@hotmail.com" xlink:type="simple">ferreiracb@hotmail.com</text:a></text:p>
          </table:table-cell>
          <table:table-cell office:value-type="string" calcext:value-type="string">
            <text:p>sem numero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saida Urtremari</text:p>
          </table:table-cell>
          <table:table-cell office:value-type="string" calcext:value-type="string">
            <text:p><text:a xlink:href="mailto:betty.urtremari@hotmail.com" xlink:type="simple">betty.urtremari@hotmail.com</text:a></text:p>
          </table:table-cell>
          <table:table-cell office:value-type="string" calcext:value-type="string">
            <text:p>sem numero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ter Brust</text:p>
          </table:table-cell>
          <table:table-cell office:value-type="string" calcext:value-type="string">
            <text:p><text:a xlink:href="mailto:ester@brust.com.br" xlink:type="simple">ester@brust.com.br</text:a></text:p>
          </table:table-cell>
          <table:table-cell office:value-type="float" office:value="967254728" calcext:value-type="float">
            <text:p>967254728</text:p>
          </table:table-cell>
          <table:table-cell office:value-type="string" calcext:value-type="string">
            <text:p>Metabolic Balance</text:p>
          </table:table-cell>
          <table:table-cell office:value-type="string" calcext:value-type="string">
            <text:p>Regu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21:18:50.285000000</meta:creation-date>
    <dc:date>2024-08-15T22:02:19.943000000</dc:date>
    <meta:editing-duration>PT43M39S</meta:editing-duration>
    <meta:editing-cycles>3</meta:editing-cycles>
    <meta:generator>LibreOffice/7.5.1.2$Windows_X86_64 LibreOffice_project/fcbaee479e84c6cd81291587d2ee68cba099e129</meta:generator>
    <meta:document-statistic meta:table-count="1" meta:cell-count="41" meta:object-count="0"/>
  </office:meta>
</office:document-meta>
</file>